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52cm" draw:marker-start-width="0.427cm" draw:marker-end-width="0.427cm" draw:fill="none" draw:textarea-vertical-align="middle" fo:padding-top="0.2cm" fo:padding-bottom="0.2cm" fo:padding-left="0.325cm" fo:padding-right="0.32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cm" fo:min-width="0.338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4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39cm" fo:min-width="0cm"/>
    </style:style>
    <style:style style:name="gr6" style:family="graphic" style:parent-style-name="standard">
      <style:graphic-properties svg:stroke-color="#000000" draw:fill="none" draw:textarea-vertical-align="middle" draw:auto-grow-height="false" fo:min-height="0.749cm" fo:min-width="0.499cm"/>
    </style:style>
    <style:style style:name="gr7" style:family="graphic" style:parent-style-name="objectwithoutfill">
      <style:graphic-properties draw:stroke="dash" draw:stroke-dash="Fine_20_Dotted" draw:marker-start="Square_20_unfilled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0.889cm"/>
    </style:style>
    <style:style style:name="gr9" style:family="graphic" style:parent-style-name="standard">
      <style:graphic-properties draw:textarea-horizontal-align="justify" draw:textarea-vertical-align="middle" draw:auto-grow-height="false"/>
    </style:style>
    <style:style style:name="gr10" style:family="graphic" style:parent-style-name="objectwithoutfill">
      <style:graphic-properties draw:marker-start="Arrow" draw:marker-end="" draw:fill="none" draw:textarea-vertical-align="middle"/>
    </style:style>
    <style:style style:name="gr11" style:family="graphic" style:parent-style-name="objectwithoutfill">
      <style:graphic-properties draw:marker-start="" draw:marker-end="" draw:fill="none" draw:textarea-vertical-align="middle"/>
    </style:style>
    <style:style style:name="gr12" style:family="graphic" style:parent-style-name="objectwithoutfill">
      <style:graphic-properties draw:marker-start="" draw:marker-end="Arrow" draw:fill="none" draw:textarea-vertical-align="middle"/>
    </style:style>
    <style:style style:name="gr13" style:family="graphic" style:parent-style-name="standard">
      <style:graphic-properties draw:textarea-horizontal-align="justify" draw:textarea-vertical-align="middle" draw:auto-grow-height="fals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cm" fo:min-width="0.273cm"/>
    </style:style>
    <style:style style:name="gr15" style:family="graphic" style:parent-style-name="objectwithoutfill">
      <style:graphic-properties draw:fill="none" draw:textarea-vertical-align="middle"/>
    </style:style>
    <style:style style:name="gr16" style:family="graphic" style:parent-style-name="standard">
      <style:graphic-properties draw:stroke="none" svg:stroke-color="#000000" draw:fill="none" draw:fill-color="#ffffff" fo:min-height="0.712cm"/>
    </style:style>
    <style:style style:name="gr17" style:family="graphic" style:parent-style-name="objectwithoutfill">
      <style:graphic-properties draw:stroke="dash" draw:stroke-dash="Ultrafine_20_Dashed" draw:marker-start="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style:paragraph-properties fo:text-align="end"/>
    </style:style>
    <style:style style:name="P4" style:family="paragraph">
      <style:paragraph-properties fo:text-align="center"/>
      <style:text-properties style:text-position="super 58%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Liberation Sans3" style:font-name-asian="Liberation Sans3" style:font-name-complex="Liberation Sans3"/>
    </style:style>
    <style:style style:name="T3" style:family="text">
      <style:text-properties style:text-position="super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4.783cm" svg:y1="5.432cm" svg:x2="19.007cm" svg:y2="5.432cm">
          <text:p/>
        </draw:line>
        <draw:line draw:style-name="gr1" draw:text-style-name="P1" draw:layer="layout" svg:x1="4.783cm" svg:y1="22.523cm" svg:x2="19.007cm" svg:y2="22.523cm">
          <text:p/>
        </draw:line>
        <draw:line draw:style-name="gr1" draw:text-style-name="P1" draw:layer="layout" svg:x1="4.783cm" svg:y1="19.674cm" svg:x2="19.007cm" svg:y2="19.674cm">
          <text:p/>
        </draw:line>
        <draw:line draw:style-name="gr1" draw:text-style-name="P1" draw:layer="layout" svg:x1="4.783cm" svg:y1="16.826cm" svg:x2="19.007cm" svg:y2="16.826cm">
          <text:p/>
        </draw:line>
        <draw:line draw:style-name="gr1" draw:text-style-name="P1" draw:layer="layout" svg:x1="4.783cm" svg:y1="13.977cm" svg:x2="19.007cm" svg:y2="13.977cm">
          <text:p/>
        </draw:line>
        <draw:line draw:style-name="gr1" draw:text-style-name="P1" draw:layer="layout" svg:x1="4.783cm" svg:y1="11.129cm" svg:x2="19.007cm" svg:y2="11.129cm">
          <text:p/>
        </draw:line>
        <draw:line draw:style-name="gr1" draw:text-style-name="P1" draw:layer="layout" svg:x1="4.783cm" svg:y1="8.28cm" svg:x2="19.007cm" svg:y2="8.28cm">
          <text:p/>
        </draw:line>
        <draw:frame draw:style-name="gr2" draw:text-style-name="P2" draw:layer="layout" svg:width="0.925cm" svg:height="0.962cm" svg:x="1.989cm" svg:y="6.356cm">
          <draw:text-box>
            <text:p><text:span text:style-name="T1">X</text:span></text:p>
          </draw:text-box>
        </draw:frame>
        <draw:frame draw:style-name="gr3" draw:text-style-name="P3" draw:layer="layout" svg:width="0.925cm" svg:height="2.384cm" svg:x="3.259cm" svg:y="4.851cm">
          <draw:text-box>
            <text:p>1</text:p>
          </draw:text-box>
        </draw:frame>
        <draw:frame draw:style-name="gr3" draw:layer="layout" svg:width="0.925cm" svg:height="2.384cm" svg:x="3.259cm" svg:y="7.718cm">
          <draw:text-box>
            <text:p>2</text:p>
          </draw:text-box>
        </draw:frame>
        <draw:frame draw:style-name="gr4" draw:text-style-name="P2" draw:layer="layout" svg:width="0.925cm" svg:height="0.962cm" svg:x="1.708cm" svg:y="12.987cm">
          <draw:text-box>
            <text:p><text:span text:style-name="T1">S</text:span></text:p>
          </draw:text-box>
        </draw:frame>
        <draw:frame draw:style-name="gr5" draw:layer="layout" svg:width="0.925cm" svg:height="0.962cm" svg:x="3.259cm" svg:y="10.584cm">
          <draw:text-box>
            <text:p><text:span text:style-name="T2">φ</text:span></text:p>
          </draw:text-box>
        </draw:frame>
        <draw:frame draw:style-name="gr5" draw:layer="layout" svg:width="0.925cm" svg:height="0.962cm" svg:x="3.259cm" svg:y="13.451cm">
          <draw:text-box>
            <text:p><text:span text:style-name="T2">ψ</text:span></text:p>
          </draw:text-box>
        </draw:frame>
        <draw:frame draw:style-name="gr5" draw:layer="layout" svg:width="0.925cm" svg:height="0.962cm" svg:x="3.259cm" svg:y="16.317cm">
          <draw:text-box>
            <text:p><text:span text:style-name="T2">σ</text:span></text:p>
          </draw:text-box>
        </draw:frame>
        <draw:frame draw:style-name="gr4" draw:text-style-name="P2" draw:layer="layout" svg:width="0.925cm" svg:height="0.962cm" svg:x="3.259cm" svg:y="19.184cm">
          <draw:text-box>
            <text:p><text:span text:style-name="T1">e</text:span></text:p>
          </draw:text-box>
        </draw:frame>
        <draw:frame draw:style-name="gr5" draw:text-style-name="P2" draw:layer="layout" svg:width="0.925cm" svg:height="0.962cm" svg:x="3.259cm" svg:y="22.05cm">
          <draw:text-box>
            <text:p><text:span text:style-name="T1">Y</text:span></text:p>
          </draw:text-box>
        </draw:frame>
        <draw:custom-shape draw:style-name="gr6" draw:text-style-name="P1" draw:layer="layout" svg:width="0.254cm" svg:height="4.445cm" svg:x="3.005cm" svg:y="4.543cm">
          <text:p/>
          <draw:enhanced-geometry svg:viewBox="0 0 21600 21600" draw:glue-points="21600 0 0 10800 21600 21600" draw:text-areas="13800 ?f9 21600 ?f10" draw:mirror-horizontal="false" draw:mirror-vertical="false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6" draw:text-style-name="P1" draw:layer="layout" svg:width="0.254cm" svg:height="8.09cm" svg:x="2.878cm" svg:y="9.412cm">
          <text:p/>
          <draw:enhanced-geometry svg:viewBox="0 0 21600 21600" draw:glue-points="21600 0 0 10800 21600 21600" draw:text-areas="13800 ?f9 21600 ?f10" draw:mirror-horizontal="false" draw:mirror-vertical="false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line draw:style-name="gr7" draw:text-style-name="P1" draw:layer="layout" svg:x1="5.872cm" svg:y1="23.979cm" svg:x2="5.545cm" svg:y2="4.04cm">
          <text:p/>
        </draw:line>
        <draw:line draw:style-name="gr7" draw:text-style-name="P1" draw:layer="layout" svg:x1="15.183cm" svg:y1="23.981cm" svg:x2="14.816cm" svg:y2="3.913cm">
          <text:p/>
        </draw:line>
        <draw:line draw:style-name="gr7" draw:text-style-name="P1" draw:layer="layout" svg:x1="13.321cm" svg:y1="23.981cm" svg:x2="13.038cm" svg:y2="3.913cm">
          <text:p/>
        </draw:line>
        <draw:line draw:style-name="gr7" draw:text-style-name="P1" draw:layer="layout" svg:x1="10.752cm" svg:y1="24.995cm" svg:x2="10.371cm" svg:y2="3.024cm">
          <text:p/>
        </draw:line>
        <draw:line draw:style-name="gr7" draw:text-style-name="P1" draw:layer="layout" svg:x1="9.596cm" svg:y1="23.981cm" svg:x2="9.228cm" svg:y2="3.913cm">
          <text:p/>
        </draw:line>
        <draw:line draw:style-name="gr7" draw:text-style-name="P1" draw:layer="layout" svg:x1="17.045cm" svg:y1="23.981cm" svg:x2="16.721cm" svg:y2="3.913cm">
          <text:p/>
        </draw:line>
        <draw:frame draw:style-name="gr8" draw:layer="layout" svg:width="0.881cm" svg:height="1.139cm" svg:x="5.518cm" svg:y="23.987cm">
          <draw:text-box>
            <text:p>0</text:p>
          </draw:text-box>
        </draw:frame>
        <draw:frame draw:style-name="gr8" draw:layer="layout" svg:width="1.316cm" svg:height="1.139cm" svg:x="14.584cm" svg:y="23.988cm">
          <draw:text-box>
            <text:p>25</text:p>
          </draw:text-box>
        </draw:frame>
        <draw:frame draw:style-name="gr8" draw:layer="layout" svg:width="1.245cm" svg:height="1.139cm" svg:x="12.795cm" svg:y="23.988cm">
          <draw:text-box>
            <text:p>20</text:p>
          </draw:text-box>
        </draw:frame>
        <draw:frame draw:style-name="gr8" draw:layer="layout" svg:width="1.579cm" svg:height="1.139cm" svg:x="9.038cm" svg:y="23.988cm">
          <draw:text-box>
            <text:p>10</text:p>
          </draw:text-box>
        </draw:frame>
        <draw:frame draw:style-name="gr8" draw:layer="layout" svg:width="1.397cm" svg:height="1.139cm" svg:x="16.51cm" svg:y="23.988cm">
          <draw:text-box>
            <text:p>30</text:p>
          </draw:text-box>
        </draw:frame>
        <draw:custom-shape draw:style-name="gr9" draw:text-style-name="P1" draw:layer="layout" svg:width="1.27cm" svg:height="1.27cm" svg:x="9.758cm" svg:y="4.04cm">
          <text:p text:style-name="P1">5</text:p>
          <draw:enhanced-geometry svg:viewBox="0 0 21600 21600" draw:text-areas="?f0 0 ?f2 ?f5" draw:mirror-horizontal="false" draw:mirror-vertical="false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" draw:text-style-name="P1" draw:layer="layout" svg:width="1.27cm" svg:height="1.27cm" svg:x="14.308cm" svg:y="6.834cm">
          <text:p text:style-name="P1">10</text:p>
          <draw:enhanced-geometry svg:viewBox="0 0 21600 21600" draw:text-areas="?f0 0 ?f2 ?f5" draw:mirror-horizontal="false" draw:mirror-vertical="false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" draw:text-style-name="P1" draw:layer="layout" svg:width="5.588cm" svg:height="0.508cm" svg:x="4.91cm" svg:y="10.479cm">
          <text:p text:style-name="P1">passiv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" draw:layer="layout" svg:width="3.048cm" svg:height="1.524cm" svg:x="8.95cm" svg:y="8.801cm">
          <text:p text:style-name="P1">immediate</text:p>
          <draw:enhanced-geometry svg:viewBox="0 0 21600 21600" draw:text-areas="?f0 0 ?f2 ?f5" draw:mirror-horizontal="false" draw:mirror-vertical="false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" draw:text-style-name="P1" draw:layer="layout" svg:width="8.382cm" svg:height="0.508cm" svg:x="10.625cm" svg:y="10.479cm">
          <text:p text:style-name="P1">passive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" draw:text-style-name="P4" draw:layer="layout" svg:x1="4.81cm" svg:y1="12.557cm" svg:x2="10.498cm" svg:y2="12.549cm">
          <text:p text:style-name="P1"><text:span text:style-name="T3">10</text:span></text:p>
        </draw:line>
        <draw:line draw:style-name="gr11" draw:text-style-name="P4" draw:layer="layout" svg:x1="10.498cm" svg:y1="13.311cm" svg:x2="15.07cm" svg:y2="13.311cm">
          <text:p text:style-name="P1"><text:span text:style-name="T3">5</text:span></text:p>
        </draw:line>
        <draw:line draw:style-name="gr12" draw:text-style-name="P4" draw:layer="layout" svg:x1="14.943cm" svg:y1="12.584cm" svg:x2="18.653cm" svg:y2="12.557cm">
          <text:p text:style-name="P1"><text:span text:style-name="T3">10</text:span></text:p>
        </draw:line>
        <draw:custom-shape draw:style-name="gr13" draw:text-style-name="P1" draw:layer="layout" svg:width="0.381cm" svg:height="0.381cm" svg:x="5.572cm" svg:y="16.61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14" draw:layer="layout" svg:width="0.853cm" svg:height="0.962cm" svg:x="4.924cm" svg:y="16.03cm">
          <draw:text-box>
            <text:p>0</text:p>
          </draw:text-box>
        </draw:frame>
        <draw:line draw:style-name="gr15" draw:text-style-name="P1" draw:layer="layout" svg:x1="5.799cm" svg:y1="19.661cm" svg:x2="9.482cm" svg:y2="17.629cm">
          <text:p/>
        </draw:line>
        <draw:line draw:style-name="gr15" draw:text-style-name="P1" draw:layer="layout" svg:x1="9.547cm" svg:y1="19.661cm" svg:x2="10.625cm" svg:y2="19.026cm">
          <text:p/>
        </draw:line>
        <draw:frame draw:style-name="gr16" draw:layer="layout" svg:width="1.294cm" svg:height="0.962cm" svg:x="10.139cm" svg:y="24.989cm">
          <draw:text-box>
            <text:p>13</text:p>
          </draw:text-box>
        </draw:frame>
        <draw:line draw:style-name="gr11" draw:text-style-name="P4" draw:layer="layout" svg:x1="5.773cm" svg:y1="15.323cm" svg:x2="10.498cm" svg:y2="15.343cm">
          <text:p text:style-name="P1"><text:span text:style-name="T3">10</text:span></text:p>
        </draw:line>
        <draw:line draw:style-name="gr11" draw:text-style-name="P4" draw:layer="layout" svg:x1="11.387cm" svg:y1="16.105cm" svg:x2="15.07cm" svg:y2="16.105cm">
          <text:p text:style-name="P1"><text:span text:style-name="T3">5</text:span></text:p>
        </draw:line>
        <draw:line draw:style-name="gr12" draw:text-style-name="P4" draw:layer="layout" svg:x1="15.044cm" svg:y1="15.323cm" svg:x2="19.034cm" svg:y2="15.351cm">
          <text:p text:style-name="P1"><text:span text:style-name="T3">10</text:span></text:p>
        </draw:line>
        <draw:custom-shape draw:style-name="gr13" draw:text-style-name="P1" draw:layer="layout" svg:width="0.508cm" svg:height="1.397cm" svg:x="5.626cm" svg:y="21.058cm">
          <text:p/>
          <draw:enhanced-geometry svg:viewBox="0 0 21600 21600" draw:text-areas="?f0 0 ?f2 ?f5" draw:mirror-horizontal="false" draw:mirror-vertical="false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3" draw:text-style-name="P1" draw:layer="layout" svg:width="0.508cm" svg:height="1.397cm" svg:x="9.328cm" svg:y="21.06cm">
          <text:p/>
          <draw:enhanced-geometry svg:viewBox="0 0 21600 21600" draw:text-areas="?f0 0 ?f2 ?f5" draw:mirror-horizontal="false" draw:mirror-vertical="false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3" draw:text-style-name="P1" draw:layer="layout" svg:width="0.508cm" svg:height="1.397cm" svg:x="11.128cm" svg:y="21.06cm">
          <text:p/>
          <draw:enhanced-geometry svg:viewBox="0 0 21600 21600" draw:text-areas="?f0 0 ?f2 ?f5" draw:mirror-horizontal="false" draw:mirror-vertical="false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7" draw:text-style-name="P1" draw:layer="layout" svg:x1="11.459cm" svg:y1="23.983cm" svg:x2="11.133cm" svg:y2="4.04cm">
          <text:p/>
        </draw:line>
        <draw:frame draw:style-name="gr16" draw:layer="layout" svg:width="1.294cm" svg:height="0.962cm" svg:x="10.939cm" svg:y="23.989cm">
          <draw:text-box>
            <text:p>15</text:p>
          </draw:text-box>
        </draw:frame>
        <draw:custom-shape draw:style-name="gr13" draw:text-style-name="P1" draw:layer="layout" svg:width="0.508cm" svg:height="1.397cm" svg:x="13.03cm" svg:y="21.062cm">
          <text:p/>
          <draw:enhanced-geometry svg:viewBox="0 0 21600 21600" draw:text-areas="?f0 0 ?f2 ?f5" draw:mirror-horizontal="false" draw:mirror-vertical="false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3" draw:text-style-name="P1" draw:layer="layout" svg:width="0.508cm" svg:height="1.397cm" svg:x="14.93cm" svg:y="21.062cm">
          <text:p/>
          <draw:enhanced-geometry svg:viewBox="0 0 21600 21600" draw:text-areas="?f0 0 ?f2 ?f5" draw:mirror-horizontal="false" draw:mirror-vertical="false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7" draw:text-style-name="P1" draw:layer="layout" svg:x1="7.734cm" svg:y1="23.983cm" svg:x2="7.353cm" svg:y2="2.266cm">
          <text:p/>
        </draw:line>
        <draw:line draw:style-name="gr7" draw:text-style-name="P1" draw:layer="layout" svg:x1="18.796cm" svg:y1="23.983cm" svg:x2="18.372cm" svg:y2="3.913cm">
          <text:p/>
        </draw:line>
        <draw:custom-shape draw:style-name="gr13" draw:text-style-name="P1" draw:layer="layout" svg:width="0.508cm" svg:height="1.397cm" svg:x="18.532cm" svg:y="21.064cm">
          <text:p/>
          <draw:enhanced-geometry svg:viewBox="0 0 21600 21600" draw:text-areas="?f0 0 ?f2 ?f5" draw:mirror-horizontal="false" draw:mirror-vertical="false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8" draw:layer="layout" svg:width="1.397cm" svg:height="1.139cm" svg:x="18.211cm" svg:y="23.989cm">
          <draw:text-box>
            <text:p>35</text:p>
          </draw:text-box>
        </draw:frame>
        <draw:line draw:style-name="gr15" draw:text-style-name="P1" draw:layer="layout" svg:x1="10.648cm" svg:y1="19.663cm" svg:x2="11.387cm" svg:y2="19.28cm">
          <text:p/>
        </draw:line>
        <draw:line draw:style-name="gr15" draw:text-style-name="P1" draw:layer="layout" svg:x1="11.348cm" svg:y1="19.663cm" svg:x2="13.292cm" svg:y2="18.518cm">
          <text:p/>
        </draw:line>
        <draw:line draw:style-name="gr15" draw:text-style-name="P1" draw:layer="layout" svg:x1="13.15cm" svg:y1="19.664cm" svg:x2="15.07cm" svg:y2="18.518cm">
          <text:p/>
        </draw:line>
        <draw:line draw:style-name="gr15" draw:text-style-name="P1" draw:layer="layout" svg:x1="15.05cm" svg:y1="19.664cm" svg:x2="18.626cm" svg:y2="17.629cm">
          <text:p/>
        </draw:line>
        <draw:line draw:style-name="gr17" draw:text-style-name="P4" draw:layer="layout" svg:x1="5.037cm" svg:y1="17.629cm" svg:x2="19.134cm" svg:y2="17.629cm">
          <text:p text:style-name="P1"><text:span text:style-name="T3">10</text:span></text:p>
        </draw:line>
        <draw:line draw:style-name="gr17" draw:text-style-name="P4" draw:layer="layout" svg:x1="8.466cm" svg:y1="18.518cm" svg:x2="19.135cm" svg:y2="18.525cm">
          <text:p text:style-name="P1"><text:span text:style-name="T3">5</text:span></text:p>
        </draw:line>
        <draw:line draw:style-name="gr17" draw:text-style-name="P4" draw:layer="layout" svg:x1="7.958cm" svg:y1="19.026cm" svg:x2="13.292cm" svg:y2="19.026cm">
          <text:p text:style-name="P1"><text:span text:style-name="T3">3</text:span></text:p>
        </draw:line>
        <draw:line draw:style-name="gr17" draw:text-style-name="P4" draw:layer="layout" svg:x1="9.101cm" svg:y1="19.28cm" svg:x2="13.8cm" svg:y2="19.28cm">
          <text:p text:style-name="P1"><text:span text:style-name="T3">2</text:span></text:p>
        </draw:line>
        <draw:frame draw:style-name="gr8" draw:layer="layout" svg:width="0.881cm" svg:height="1.139cm" svg:x="5.218cm" svg:y="3.087cm">
          <draw:text-box>
            <text:p>0</text:p>
          </draw:text-box>
        </draw:frame>
        <draw:frame draw:style-name="gr8" draw:layer="layout" svg:width="1.316cm" svg:height="1.139cm" svg:x="14.284cm" svg:y="3.088cm">
          <draw:text-box>
            <text:p>25</text:p>
          </draw:text-box>
        </draw:frame>
        <draw:frame draw:style-name="gr8" draw:layer="layout" svg:width="1.245cm" svg:height="1.139cm" svg:x="12.495cm" svg:y="3.088cm">
          <draw:text-box>
            <text:p>20</text:p>
          </draw:text-box>
        </draw:frame>
        <draw:frame draw:style-name="gr8" draw:layer="layout" svg:width="1.579cm" svg:height="1.139cm" svg:x="8.738cm" svg:y="3.088cm">
          <draw:text-box>
            <text:p>10</text:p>
          </draw:text-box>
        </draw:frame>
        <draw:frame draw:style-name="gr8" draw:layer="layout" svg:width="1.397cm" svg:height="1.139cm" svg:x="16.21cm" svg:y="3.088cm">
          <draw:text-box>
            <text:p>30</text:p>
          </draw:text-box>
        </draw:frame>
        <draw:frame draw:style-name="gr16" draw:layer="layout" svg:width="1.294cm" svg:height="0.962cm" svg:x="9.839cm" svg:y="2.189cm">
          <draw:text-box>
            <text:p>13</text:p>
          </draw:text-box>
        </draw:frame>
        <draw:frame draw:style-name="gr16" draw:layer="layout" svg:width="1.294cm" svg:height="0.962cm" svg:x="10.639cm" svg:y="3.089cm">
          <draw:text-box>
            <text:p>15</text:p>
          </draw:text-box>
        </draw:frame>
        <draw:frame draw:style-name="gr8" draw:layer="layout" svg:width="1.397cm" svg:height="1.139cm" svg:x="17.911cm" svg:y="3.089cm">
          <draw:text-box>
            <text:p>35</text:p>
          </draw:text-box>
        </draw:frame>
        <draw:line draw:style-name="gr11" draw:text-style-name="P4" draw:layer="layout" svg:x1="10.625cm" svg:y1="16.486cm" svg:x2="11.387cm" svg:y2="16.486cm">
          <text:p text:style-name="P1"><text:span text:style-name="T3">2</text:span></text:p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Square_20_unfilled" draw:display-name="Square unfilled" svg:viewBox="0 0 300 300" svg:d="M0 0h300v300h-300zM20 20h260v260h-260z"/>
    <draw:stroke-dash draw:name="Fine_20_Dotted" draw:display-name="Fine Dotted" draw:style="rect" draw:dots1="1" draw:distance="0.45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04T12:54:17.434000000</meta:creation-date>
    <dc:date>2014-10-04T14:20:19.130000000</dc:date>
    <meta:editing-duration>PT9M28S</meta:editing-duration>
    <meta:editing-cycles>4</meta:editing-cycles>
    <meta:generator>LibreOffice/4.2.0.4$Windows_x86 LibreOffice_project/05dceb5d363845f2cf968344d7adab8dcfb2ba71</meta:generator>
    <meta:document-statistic meta:object-count="73"/>
  </office:meta>
</office:document-meta>
</file>